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Adding Slaves and verifying Mas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5" calcext:value-type="date">
            <text:p>11/15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10M00S" calcext:value-type="time">
            <text:p>02:10:00 PM</text:p>
          </table:table-cell>
          <table:table-cell/>
          <table:table-cell office:value-type="string" calcext:value-type="string">
            <text:p>Pluck Slave Development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3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8" calcext:value-type="date">
            <text:p>11/18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Working on Pluck slave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office:value-type="string" calcext:value-type="string">
            <text:p>Working on I2C Troubleshoo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17:44:05.0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18T14:41:32.515000000</dc:date>
    <meta:editing-duration>PT17H51M51S</meta:editing-duration>
    <meta:editing-cycles>21</meta:editing-cycles>
    <meta:generator>LibreOffice/24.8.0.3$Windows_X86_64 LibreOffice_project/0bdf1299c94fe897b119f97f3c613e9dca6be583</meta:generator>
    <meta:document-statistic meta:table-count="1" meta:cell-count="87" meta:object-count="0"/>
  </office:meta>
</office:document-meta>
</file>